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Manual</text:p>
      <text:p text:style-name="P1"/>
      <text:p text:style-name="P1">Summary</text:p>
      <text:p text:style-name="Standard">1.Deliverable checklist</text:p>
      <text:p text:style-name="Standard">2.A tutorial</text:p>
      <text:p text:style-name="Standard">3.API description</text:p>
      <text:p text:style-name="Standard">4.Models reference</text:p>
      <text:p text:style-name="Standard"/>
      <text:p text:style-name="P1">1. Deliverable checklist</text:p>
      <text:p text:style-name="Standard">Our product “Rauzy-Language” provides python-based tools to build, show, modify and export a system model. The complete package should include:</text:p>
      <text:p text:style-name="Standard">1)Programs</text:p>
      <text:p text:style-name="Standard">2)Documents</text:p>
      <text:p text:style-name="Standard">3)Models</text:p>
      <text:p text:style-name="Standard"/>
      <text:p text:style-name="P1">2. A tutorial</text:p>
      <text:p text:style-name="Standard">In this section, the usage of the product is demonstrated through a breve tutorial. Examples used in this section can be found in models provided in the package.</text:p>
      <text:p text:style-name="Standard"/>
      <text:p text:style-name="P1">3.API description</text:p>
      <text:p text:style-name="Standard">The functions that users can use to manipulate a system model once “Rauzy-Language” application launched are presented in this section. In the python shell, once the application launched, the user can execute “RauLang --help” to have a list of all the APIs and their simple descriptions.</text:p>
      <text:p text:style-name="P1"/>
      <text:p text:style-name="P1">4.Models reference</text:p>
      <text:p text:style-name="P2">The models provided along with the package for tests and tutorial are presented in this 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ert.LEE </meta:initial-creator>
    <meta:creation-date>2013-12-09T09:54:41</meta:creation-date>
    <dc:date>2013-12-09T10:23:21</dc:date>
    <dc:creator>Hubert.LEE </dc:creator>
    <meta:editing-duration>PT23M53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17" meta:word-count="135" meta:character-count="876" meta:non-whitespace-character-count="759"/>
  </office:meta>
</office:document-meta>
</file>